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c573" officeooo:paragraph-rsid="0006c573" style:font-weight-asian="bold" style:font-weight-complex="bold"/>
    </style:style>
    <style:style style:name="P2" style:family="paragraph" style:parent-style-name="Standard">
      <style:text-properties officeooo:rsid="00091b07" officeooo:paragraph-rsid="00091b07"/>
    </style:style>
    <style:style style:name="P3" style:family="paragraph" style:parent-style-name="Standard">
      <style:text-properties officeooo:rsid="00091b07" officeooo:paragraph-rsid="0010f309"/>
    </style:style>
    <style:style style:name="P4" style:family="paragraph" style:parent-style-name="Standard">
      <style:text-properties officeooo:paragraph-rsid="00091b07"/>
    </style:style>
    <style:style style:name="P5" style:family="paragraph" style:parent-style-name="Standard">
      <style:text-properties officeooo:rsid="000d7dd3" officeooo:paragraph-rsid="000eec6a"/>
    </style:style>
    <style:style style:name="P6" style:family="paragraph" style:parent-style-name="Standard">
      <style:text-properties officeooo:rsid="0010f309" officeooo:paragraph-rsid="0010f309"/>
    </style:style>
    <style:style style:name="P7" style:family="paragraph" style:parent-style-name="Standard">
      <style:text-properties officeooo:paragraph-rsid="0010f309"/>
    </style:style>
    <style:style style:name="P8" style:family="paragraph" style:parent-style-name="Standard">
      <style:text-properties officeooo:rsid="0011dc5d" officeooo:paragraph-rsid="0011dc5d"/>
    </style:style>
    <style:style style:name="P9" style:family="paragraph" style:parent-style-name="Standard">
      <style:text-properties officeooo:paragraph-rsid="001252de"/>
    </style:style>
    <style:style style:name="P10" style:family="paragraph" style:parent-style-name="Standard">
      <style:text-properties officeooo:rsid="0014464e" officeooo:paragraph-rsid="0014464e"/>
    </style:style>
    <style:style style:name="P11" style:family="paragraph" style:parent-style-name="Standard">
      <style:text-properties officeooo:paragraph-rsid="0014572c"/>
    </style:style>
    <style:style style:name="P12" style:family="paragraph" style:parent-style-name="Standard">
      <style:text-properties officeooo:rsid="00153ae8" officeooo:paragraph-rsid="00153ae8"/>
    </style:style>
    <style:style style:name="P13" style:family="paragraph" style:parent-style-name="Standard">
      <style:text-properties officeooo:rsid="00187ea2" officeooo:paragraph-rsid="00187ea2"/>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b17dc" officeooo:paragraph-rsid="001b17dc"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c59d" style:text-blinking="false" fo:background-color="transparent"/>
    </style:style>
    <style:style style:name="P18"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17dc" officeooo:paragraph-rsid="001b17dc"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2"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officeooo:rsid="00091b07"/>
    </style:style>
    <style:style style:name="T2" style:family="text">
      <style:text-properties officeooo:rsid="000b08a1"/>
    </style:style>
    <style:style style:name="T3" style:family="text">
      <style:text-properties officeooo:rsid="00109eff"/>
    </style:style>
    <style:style style:name="T4" style:family="text">
      <style:text-properties officeooo:rsid="0010f309"/>
    </style:style>
    <style:style style:name="T5" style:family="text">
      <style:text-properties officeooo:rsid="001252de"/>
    </style:style>
    <style:style style:name="T6" style:family="text">
      <style:text-properties officeooo:rsid="0014464e"/>
    </style:style>
    <style:style style:name="T7" style:family="text">
      <style:text-properties officeooo:rsid="0014572c"/>
    </style:style>
    <style:style style:name="T8" style:family="text">
      <style:text-properties officeooo:rsid="00147bf2"/>
    </style:style>
    <style:style style:name="T9" style:family="text">
      <style:text-properties officeooo:rsid="0014e6cc"/>
    </style:style>
    <style:style style:name="T10" style:family="text">
      <style:text-properties officeooo:rsid="00150cbd"/>
    </style:style>
    <style:style style:name="T11" style:family="text">
      <style:text-properties officeooo:rsid="00153ae8"/>
    </style:style>
    <style:style style:name="T12" style:family="text">
      <style:text-properties officeooo:rsid="0016de28"/>
    </style:style>
    <style:style style:name="T13" style:family="text">
      <style:text-properties officeooo:rsid="001cee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bookmark text:name="docs-internal-guid-a8589cbd-7fff-4841-7145-6b90e779b9b0"/></text:p>
      <text:p text:style-name="P14">Abstract 07/10: </text:p>
      <text:p text:style-name="Text_20_body"/>
      <text:p text:style-name="P16">What is the optimal fiscal mix of taxes on carbon and labor income in a transition toward net-zero emissions? I build an endogenous growth model in which an emission limit renders fossil energy socially costly. Once the net-zero emission limit binds, the optimal policy uses carbon taxes extensively and a subsidy on labor helps stabilize research activity. In the short run, though, the policy implications differ sharply. Labor taxes rise. They, thus, reduce economic activity and emissions. The carbon tax, instead, should not rise as steeply. This allows the economy to benefit from fossil growth while spillovers of knowledge to the green sector mitigate the costs of a green transition.</text:p>
      <text:p text:style-name="Text_20_body"/>
      <text:p text:style-name="P21">Introduction <text:span text:style-name="T13">10/10</text:span></text:p>
      <text:p text:style-name="Text_20_body"/>
      <text:p text:style-name="P22">The Intergovernmental Panel on Climate Change highlights the need to transition to net-zero emissions by 2050 \citep{IPCC2022}. The question is what fiscal policy mix best supports this goal. This is important because lowering emissions will not only affect the composition of research and production, but also the level of consumption and, thus, welfare. The literature to date has largely focused on carbon taxes alone. Such taxes direct production and research activity towards activities that pollute less \citep{Acemoglu2012TheChange}. Other fiscal instruments also affect carbon emissions, however. Labor taxes, for example, curb the level of production generally. Conversely, labor subsidies support production and consumption. Such taxes may, thus, be an important part of the fiscal mix in the transition toward net-zero emissions. </text:p>
      <text:p text:style-name="Text_20_body"/>
      <text:p text:style-name="P22">This paper studies the optimal fiscal mix in the transition to net-zero emissions in a model of directed technical change \citep{Acemoglu2002, Acemoglu2012TheChange}. The government chooses the dynamic path of labor income taxes and carbon taxes knowing that the net-zero emissions limit will bind at some point in the future. Calibrating the model to the U.S. economy, I can characterize the optimal fiscal mix during this transition and in the long term. During the transition phase, the optimal policy mix consists of a carbon tax <text:soft-page-break/>that is combined with a tax on labor income. In the long-term, when the net-zero emission limit binds, the optimal carbon tax rises further and the labor tax turns into a labor subsidy. </text:p>
      <text:p text:style-name="Text_20_body"/>
      <text:p text:style-name="P22">The key to the optimal mix of carbon and labor taxes are knowledge spillovers between research in conventional carbon-based and green industries. Short-run decreasing returns to scale in research activity in each industry mean that a rapid shift in the composition of activity is socially costly. Instead, the labor tax allows to reduce emissions (through lower production) while–at the same time–engineering a smoother transition of economic activity across industries. In the long-run, only green production is feasible. A high carbon tax ensures this. Labor subsidies, in turn, serve to keep research activity high.</text:p>
      <text:p text:style-name="Text_20_body"/>
      <text:p text:style-name="P22">More in detail, the modeling follows \cite{Fried2018ClimateAnalysis}. A final consumption good is produced from energy and non-energy goods. The energy good, in turn, is composed of green and fossil energy. The fossil sector exerts emissions. Imperfectly monopolistic machine producers invest in research to increase productivity of their machines used in the intermediate sectors. Returns to research are decreasing in the number of researchers employed within a sector, and knowledge spills across sectors.</text:p>
      <text:p text:style-name="Text_20_body"/>
      <text:p text:style-name="P22">What I add to this is the consideration of optimal fiscal policy. The policy problem is dynamic accounting for evolving net emission limits that eventually turn to zero in 2050. Where the literature \citep{Acemoglu2012TheChange, Fried2018ClimateAnalysis} has mainly focused on carbon taxes, the planner chooses (i) a sales tax per unit of fossil energy and (ii) the progressivity parameter of a non-linear income tax scheme \citep{Heathcote, Benabou}. The use of the labor income tax in this model is motivated by its effect on the level of labor supply and, hence, production; equity is no motive for policy action.  The problem no longer is amenable to pencil and paper solutions, instead, I resort to solving for the optimal path of carbon and labor taxes by numerical means following  \citep{Barrage, Jones}.</text:p>
      <text:p text:style-name="Text_20_body"/>
      <text:p text:style-name="P22"><text:soft-page-break/>To highlight the importance of endogenous growth for the fiscal mix, I start with a simple pencil-and-paper setting. This has the externality but does away with endogenous growth. In this static setting, optimal fiscal policy only resorts to a Pigouvian carbon tax and lump-sum rebates. Labor taxes do not play a role. </text:p>
      <text:p text:style-name="Text_20_body"/>
      <text:p text:style-name="P22">Then, I turn to the dynamic setting with endogenous growth. I calibrate the model to the US economy in the period from 2015 to 2019. The economy is, hence, not necessarily on a balanced growth trajectory. I do so since structural adjustments arising absent policy interventions are relevant to implement an absolute emission limit. I derive an emission limit for the US based on the global net emission limits provided by the \cite{IPCC2022}. The emission limit for the US used in the analysis foresees an approximate 85\% reduction in net emissions relative to 2019 levels starting from 2020. In 2050, the emission limit further reduces to net zero.</text:p>
      <text:p text:style-name="Text_20_body"/>
      <text:p text:style-name="P22">I perform two quantitative exercises. First, I calculate the necessary carbon tax to meet the emission limit. The labor income tax is fixed. Second, in an optimal policy analysis, the planner sets the carbon tax and chooses whether to tax or subsidize labor.</text:p>
      <text:p text:style-name="Text_20_body"/>
      <text:p text:style-name="P22">In the first exercise, I find that the necessary carbon tax equals US$889 (in 2022 prices) per ton of carbon in the 2020-2024 period. It increases to US$3,0376 in the 2070-2074 period. The first value is approximately 4.8 times higher than the social costs of carbon recently calculated by the Resources for the Future institute and the University of Berkeley: US$185 \citep{RFF}. Using a non-distortive income tax instead of an income tax scheme resembling the progressivity of the US tax scheme \citep[taken from][]{Heathcote2017OptimalFramework},  the required carbon tax increases by between 7\% and 10\%.</text:p>
      <text:p text:style-name="Text_20_body"/>
      <text:p text:style-name="P22">In the optimal policy analysis, I find that the emission limit is best implemented by a combination of carbon and labor income taxes. Before the net-zero emission limit binds, a positive tax on labor optimally accompanies a carbon tax. The carbon tax amounts to <text:soft-page-break/>US$987 in the 2020-2024 period. It increases steadily to US$1,326 in 2025-2049. The average (income-weighted) marginal tax rate equals 0.31\% in the 2020-2024 period and decreases to 0.01\% in the 2040-2044 period.</text:p>
      <text:p text:style-name="Text_20_body"/>
      <text:p text:style-name="P22">The motive for labor taxation follows from the effect of carbon taxes on the direction of research. In the initial years from 2020 to 2044, the government substitutes some of the carbon tax with a tax on labor. The smaller carbon tax allows for more research in the fossil sector. Decreasing returns to research make a more equal allocation of scientists across sectors more productive. Technological advances in the fossil sector benefit green growth in future periods because of knowledge spillovers.</text:p>
      <text:p text:style-name="P23"> </text:p>
      <text:p text:style-name="P22">The optimal policy mix changes sharply once the net-zero emission limit has to be implemented. Now, the carbon tax rises steeply to discourage research and production in the fossil sector. The optimal tax on carbon jumps to US\$2,833 in 2050 and steadily increases to US\$3,186 in the 2070-2074 period. In addition, the government subsidizes labor. This incentivizes R\&amp;D investment as more workers stand ready to use machines. The labor income tax becomes negative already in 2045-2049: the average marginal tax rate is -0.07\%. It declines to -0.16\% in 2070-2074. The more stringent emission limit makes it infeasible to continue to benefit from more research in the fossil sector. Instead, fossil research has to be reduced intensely to meet the emission limit.</text:p>
      <text:p text:style-name="Text_20_body"/>
      <text:p text:style-name="P22">Knowledge spillovers crucially affect the optimal policy.  On the one hand, spillovers to the fossil sector decrease the effectiveness of the carbon tax. Growth in other sectors drags growth in the fossil sector. On the other hand, knowledge spillovers from the fossil to other sectors mitigate the costs of policy interventions by fostering green technology. Overall, I find that the optimal carbon tax to meet the emission limit increases with knowledge spillovers. Furthermore, the optimal carbon tax rises over time to counter the steady increase in fossil technology following from knowledge spillovers. </text:p>
      <text:p text:style-name="P23"> </text:p>
      <text:p text:style-name="P22"><text:soft-page-break/>Then again, knowledge spillovers enable the economy to profit from fossil growth in early periods as green growth follows suit.  As discussed above, more fossil growth today is implemented by a smaller carbon tax combined with a tax on labor. In contrast, absent knowledge spillovers, the optimal policy consists of a carbon tax and a subsidy on labor in all periods. In this case, meeting the emission limit in later years would become too costly if fossil growth today was higher. Therefore, more research should be allocated to the green sector already in initial periods. The labor income subsidy serves to mitigate a reduction in research activity.</text:p>
      <text:p text:style-name="Text_20_body"><text:line-break/><text:line-break/>-----------------------------------------------------------------------------------------------------------------------</text:p>
      <text:p text:style-name="Standard"/>
      <text:p text:style-name="P15">Abstract Mechanisms</text:p>
      <text:p text:style-name="P18"><text:bookmark text:name="docs-internal-guid-def46294-7fff-bed1-bc46-2843e5fd3f1b"/>How should the US government optimally set the labor income tax and the carbon tax to fulfill a net-zero emission limit? I build an endogenous growth model in which the limit makes fossil energy socially costly. Once the net-zero emissions limit binds, the optimal policy uses carbon taxes extensively. A subsidy on labor helps stabilize output and consumption. In the short run, the policy implications differ sharply. Labor taxes rise. They, thus, reduce economic activity and emissions. The carbon tax, instead, should not rise as steeply. This allows green production to benefit from spillovers of knowledge from the conventional economy. </text:p>
      <text:p text:style-name="P15"/>
      <text:p text:style-name="P14"><text:bookmark text:name="docs-internal-guid-d2c18ddf-7fff-717e-f4eb-32307b5b7879"/>Abstract 07/10: Focus on cases</text:p>
      <text:p text:style-name="P16">I study the optimal fiscal mix of labor income and carbon taxes in a transition toward net-zero emissions. In the model, energy comes from fossil or green sources. An emission limit renders fossil energy socially costly. Fossil and green technology rely on knowledge accumulation (directed research). The optimal policy depends on how knowledge is accumulated. If knowledge is exogenous, the fiscal mix involves a carbon tax and lump-sum transfers only. With knowledge accumulation, the carbon tax also directs research activity. With sector-specific knowledge, the optimal policy also contains a subsidy on labor. If, however, knowledge spills across sectors, the optimal policy taxes labor in early years and subsidizes labor once the net-zero emission limit binds. </text:p>
      <text:p text:style-name="Standard"/>
      <text:p text:style-name="Standard"><text:bookmark text:name="docs-internal-guid-35369d85-7fff-8575-9eab-1c02f3ba141c"/></text:p>
      <text:p text:style-name="P14">Abstract</text:p>
      <text:p text:style-name="P17">How can fiscal policies help meet emission limits? I study this question in an endogenous growth model with skill heterogeneity. The government chooses carbon and labor income taxes to maximize welfare and satisfy an emission limit. </text:p>
      <text:p text:style-name="P17">Taxing labor reduces production and thereby emissions. However, high-skill workers diminish their labor supply more when income is taxed. Green goods become more expensive since they require <text:soft-page-break/>more high-skill labor. First, taxing income helps reduce work effort when lump-sum redistribution of carbon tax revenues is infeasible. Second, reducing labor supply allows to profit from higher technology growth since lower carbon taxes are necessary.</text:p>
      <text:p text:style-name="Standard"/>
      <text:p text:style-name="Standard"/>
      <text:p text:style-name="P1"><text:span text:style-name="T1">Questions and </text:span>Answers</text:p>
      <text:p text:style-name="Standard"/>
      <text:p text:style-name="Standard"><text:span text:style-name="T1">1 ) </text:span>Hier als Vorschlag. Der Grund, warum Labor taxes genutzt werden sollen, ist mir immer noch nicht klar. Was ist das ökonomische Rational warum Haushalte zu viel arbeiten?</text:p>
      <text:p text:style-name="Standard"/>
      <text:p text:style-name="P11">- <text:span text:style-name="T7">Two reasons.</text:span></text:p>
      <text:p text:style-name="P11"><text:span text:style-name="T9">1.</text:span><text:span text:style-name="T7"> </text:span><text:span text:style-name="T9">W</text:span>hen environmental tax revenues are not redistributed lump-sum, households feel poorer than the economy is. The private gains from an additional unit of labor exceed the social benefits, <text:span text:style-name="T2">and labor supply is </text:span><text:span text:style-name="T7">inefficiently</text:span><text:span text:style-name="T2"> high. </text:span></text:p>
      <text:p text:style-name="P2"><text:span text:style-name="T11">(</text:span><text:span text:style-name="T2">I focus on the policy regime where environmental tax revenues are redistributed via the income tax scheme. In this case, log-utility from consumption is crucial to have no effect of the size of </text:span><text:s/><text:span text:style-name="T2">redistribution on labor supply. </text:span><text:span text:style-name="T11">)</text:span></text:p>
      <text:p text:style-name="P11"><text:span text:style-name="T9">2.</text:span><text:span text:style-name="T7"> carbon taxes are especially costly, </text:span><text:span text:style-name="T10">(1) </text:span><text:span text:style-name="T7">the higher the gap between green and fossil technology </text:span><text:span text:style-name="T10">and (2) the closer substitutes the two goods are. </text:span><text:span text:style-name="T11">Then, the more productive good is used mostly used in energy production and technology advances in the backward green sector do not contribute as much to final output growth</text:span></text:p>
      <text:p text:style-name="P12">=&gt; intervention is more costly when delayed because the productivity gap between fossil and green increases. A longer period of catch up follows. <text:span text:style-name="T12">In my model: there are knowledge spillovers which mitigate the costs of delay. </text:span></text:p>
      <text:p text:style-name="P13">When labor income taxes reduce economic activity, a smaller carbon tax allows for higher consumption growth today. </text:p>
      <text:p text:style-name="Standard"/>
      <text:p text:style-name="Standard"/>
      <text:p text:style-name="P2">2) Why do high skill workers diminish their labor supply more in response to a more progressive tax?</text:p>
      <text:p text:style-name="P2"/>
      <text:p text:style-name="P6"><text:s/></text:p>
      <text:p text:style-name="P7"><text:span text:style-name="T5">The effect of a more progressive tax depends on </text:span><text:span text:style-name="T3">pre-tax income. Post-tax income reduces more the higher pre-tax income when the tax scheme becomes more progressive. For workers with a very low pre-tax income, post-tax income </text:span><text:span text:style-name="T5">may </text:span><text:span text:style-name="T3">even increase with a more progressive tax scheme. </text:span><text:span text:style-name="T8">In other words, the price of one more unit of leisure reduces more for the rich than for the poor as tax progressivity increases.</text:span></text:p>
      <text:p text:style-name="P7"/>
      <text:p text:style-name="P7"/>
      <text:p text:style-name="P9"><text:span text:style-name="T3"><text:s/></text:span><text:span text:style-name="T4">(</text:span><text:span text:style-name="T3">With a linear tax the reduction in income is similar for all levels of pre-tax income as the tax rate increases. </text:span><text:span text:style-name="T4">)</text:span></text:p>
      <text:p text:style-name="P8">The higher sigma, the smaller the adjustment.</text:p>
      <text:p text:style-name="P3"/>
      <text:p text:style-name="P8">Since workers are insured against income differentials, only a substitution effect varies across workers. </text:p>
      <text:p text:style-name="P5"/>
      <text:p text:style-name="P2">3) Green goods need more skills:</text:p>
      <text:p text:style-name="P4">- <text:span text:style-name="T1">this comes from the empirical literature: </text:span><text:span text:style-name="T6">Consoli et al. 2016 find that within the same occupation those working in the green sector need more skills. Furthermore, occupations with a higher skill set are more frequent in the green sector. </text:span></text:p>
      <text:p text:style-name="P4"/>
      <text:p text:style-name="P4"><text:soft-page-break/><text:span text:style-name="T1">4) </text:span>So carbon taxes hurt R+D, in particular?</text:p>
      <text:p text:style-name="P4"/>
      <text:p text:style-name="P10">Carbon taxes hurt consumption growth in particular when the fossil sector is technologically more advanced. Taxing carbon increases the share of the more backward sector. </text:p>
      <text:p text:style-name="Standard">On top, the easier it is to substitute fossil for green energy, energy production mostly relies on the more productive sector. Then, technology improvements in the green sector do not contribute as much to final output growth until the green sector caught up. </text:p>
      <text:p text:style-name="P10"/>
      <text:p text:style-name="P4"><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4:42:18.054562430</meta:creation-date>
    <dc:date>2022-10-10T16:57:36.082771386</dc:date>
    <meta:editing-duration>PT10H37M43S</meta:editing-duration>
    <meta:editing-cycles>16</meta:editing-cycles>
    <meta:generator>LibreOffice/6.4.7.2$Linux_X86_64 LibreOffice_project/40$Build-2</meta:generator>
    <meta:document-statistic meta:table-count="0" meta:image-count="0" meta:object-count="0" meta:page-count="7" meta:paragraph-count="47" meta:word-count="2209" meta:character-count="14185" meta:non-whitespace-character-count="11993"/>
  </office:meta>
</office:document-meta>
</file>